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5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10.6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8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23cm" svg:stroke-color="#ff0000" draw:stroke-linejoin="round" svg:stroke-linecap="round" draw:fill="none" fo:padding-top="0.011cm" fo:padding-bottom="0.011cm" fo:padding-left="0.011cm" fo:padding-right="0.011cm"/>
    </style:style>
    <style:style style:name="gr20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solid" draw:fill-color="#ff2e17" draw:textarea-horizontal-align="center" draw:textarea-vertical-align="middle"/>
    </style:style>
    <style:style style:name="gr22" style:family="graphic" style:parent-style-name="standard">
      <style:graphic-properties svg:stroke-width="0.025cm" svg:stroke-color="#ffffff" draw:marker-start-width="0.229cm" draw:marker-end-width="0.229cm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51cm" svg:stroke-color="#127622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none" draw:fill="solid" draw:fill-color="#ff2e17"/>
    </style:style>
    <style:style style:name="gr25" style:family="graphic" style:parent-style-name="objectwithoutfill">
      <style:graphic-properties svg:stroke-width="0.051cm" svg:stroke-color="#127622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2e17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2e17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</text:span><text:span text:style-name="T1">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</text:span><text:span text:style-name="T1">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</text:span><text:span text:style-name="T1">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</text:span><text:span text:style-name="T1">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line draw:style-name="gr14" draw:text-style-name="P1" draw:layer="layout" svg:x1="27.94cm" svg:y1="0.753cm" svg:x2="1.803cm" svg:y2="0.753cm">
          <text:p/>
        </draw:line>
        <draw:polygon draw:style-name="gr15" draw:text-style-name="P2" draw:layer="layout" svg:width="0cm" svg:height="0.003cm" svg:x="5.075cm" svg:y="17.077cm" svg:viewBox="0 0 0 4" draw:points="0,4 0,0">
          <text:p/>
        </draw:polygon>
        <draw:polygon draw:style-name="gr15" draw:text-style-name="P2" draw:layer="layout" svg:width="0.005cm" svg:height="0.004cm" svg:x="5.075cm" svg:y="17.077cm" svg:viewBox="0 0 6 5" draw:points="0,5 6,5 6,0 0,0">
          <text:p/>
        </draw:polygon>
        <draw:polygon draw:style-name="gr15" draw:text-style-name="P2" draw:layer="layout" svg:width="0.004cm" svg:height="0.004cm" svg:x="5.08cm" svg:y="17.077cm" svg:viewBox="0 0 5 5" draw:points="0,5 5,5 5,0 0,0">
          <text:p/>
        </draw:polygon>
        <draw:polygon draw:style-name="gr15" draw:text-style-name="P2" draw:layer="layout" svg:width="0cm" svg:height="0.003cm" svg:x="5.084cm" svg:y="17.077cm" svg:viewBox="0 0 0 4" draw:points="0,4 0,0">
          <text:p/>
        </draw:polygon>
        <draw:polygon draw:style-name="gr15" draw:text-style-name="P2" draw:layer="layout" svg:width="0.004cm" svg:height="0.004cm" svg:x="5.084cm" svg:y="17.077cm" svg:viewBox="0 0 5 5" draw:points="0,5 5,5 5,0 0,0">
          <text:p/>
        </draw:polygon>
        <draw:polygon draw:style-name="gr15" draw:text-style-name="P2" draw:layer="layout" svg:width="0cm" svg:height="0.003cm" svg:x="5.088cm" svg:y="17.077cm" svg:viewBox="0 0 0 4" draw:points="0,4 0,0">
          <text:p/>
        </draw:polygon>
        <draw:polygon draw:style-name="gr15" draw:text-style-name="P2" draw:layer="layout" svg:width="0.004cm" svg:height="0.004cm" svg:x="5.088cm" svg:y="17.077cm" svg:viewBox="0 0 5 5" draw:points="0,5 5,5 5,0 0,0">
          <text:p/>
        </draw:polygon>
        <draw:polygon draw:style-name="gr15" draw:text-style-name="P2" draw:layer="layout" svg:width="0cm" svg:height="0.003cm" svg:x="5.092cm" svg:y="17.077cm" svg:viewBox="0 0 0 4" draw:points="0,4 0,0">
          <text:p/>
        </draw:polygon>
        <draw:polygon draw:style-name="gr15" draw:text-style-name="P2" draw:layer="layout" svg:width="0.004cm" svg:height="0.004cm" svg:x="5.092cm" svg:y="17.077cm" svg:viewBox="0 0 5 5" draw:points="0,5 5,5 5,0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.004cm" svg:height="0.006cm" svg:x="8.382cm" svg:y="15.417cm" svg:viewBox="0 0 5 7" draw:points="0,7 5,7 5,0 0,0">
          <text:p/>
        </draw:polygon>
        <draw:polygon draw:style-name="gr15" draw:text-style-name="P2" draw:layer="layout" svg:width="0cm" svg:height="0.004cm" svg:x="8.386cm" svg:y="15.417cm" svg:viewBox="0 0 0 5" draw:points="0,5 0,0">
          <text:p/>
        </draw:polygon>
        <draw:polygon draw:style-name="gr15" draw:text-style-name="P2" draw:layer="layout" svg:width="0.004cm" svg:height="0.006cm" svg:x="8.386cm" svg:y="15.417cm" svg:viewBox="0 0 5 7" draw:points="0,7 5,7 5,0 0,0">
          <text:p/>
        </draw:polygon>
        <draw:polygon draw:style-name="gr15" draw:text-style-name="P2" draw:layer="layout" svg:width="0cm" svg:height="0.004cm" svg:x="8.39cm" svg:y="15.417cm" svg:viewBox="0 0 0 5" draw:points="0,5 0,0">
          <text:p/>
        </draw:polygon>
        <draw:polygon draw:style-name="gr15" draw:text-style-name="P2" draw:layer="layout" svg:width="0.004cm" svg:height="0.006cm" svg:x="8.39cm" svg:y="15.417cm" svg:viewBox="0 0 5 7" draw:points="0,7 5,7 5,0 0,0">
          <text:p/>
        </draw:polygon>
        <draw:polygon draw:style-name="gr15" draw:text-style-name="P2" draw:layer="layout" svg:width="0cm" svg:height="0.004cm" svg:x="8.394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.005cm" svg:height="0.006cm" svg:x="8.398cm" svg:y="15.417cm" svg:viewBox="0 0 6 7" draw:points="0,7 6,7 6,0 0,0">
          <text:p/>
        </draw:polygon>
        <draw:polygon draw:style-name="gr15" draw:text-style-name="P2" draw:layer="layout" svg:width="0cm" svg:height="0.004cm" svg:x="8.403cm" svg:y="15.417cm" svg:viewBox="0 0 0 5" draw:points="0,5 0,0">
          <text:p/>
        </draw:polygon>
        <draw:polygon draw:style-name="gr15" draw:text-style-name="P2" draw:layer="layout" svg:width="0.004cm" svg:height="0.006cm" svg:x="8.403cm" svg:y="15.417cm" svg:viewBox="0 0 5 7" draw:points="0,7 5,7 5,0 0,0">
          <text:p/>
        </draw:polygon>
        <draw:frame draw:style-name="gr16" draw:text-style-name="P6" draw:layer="layout" svg:width="10.607cm" svg:height="1.478cm" svg:x="15.727cm" svg:y="2.784cm">
          <draw:text-box>
            <text:p text:style-name="P3"><text:span text:style-name="T3">Circuito IUG-2</text:span></text:p>
          </draw:text-box>
        </draw:frame>
        <draw:g>
          <draw:path draw:style-name="gr17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8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8" draw:text-style-name="P1" draw:layer="layout" svg:x1="16.431cm" svg:y1="9.591cm" svg:x2="16.042cm" svg:y2="10.342cm">
            <text:p/>
          </draw:line>
        </draw:g>
        <draw:path draw:style-name="gr17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g>
          <draw:path draw:style-name="gr19" draw:text-style-name="P1" draw:layer="layout" svg:width="0.3cm" svg:height="0.3cm" svg:x="12.228cm" svg:y="12.056cm" svg:viewBox="0 0 301 301" svg:d="M301 151c0-83-67-151-151-151-83 0-150 68-150 151s67 150 150 150c84 0 151-67 151-150z">
            <text:p/>
          </draw:path>
          <draw:line draw:style-name="gr19" draw:text-style-name="P1" draw:layer="layout" svg:x1="12.27cm" svg:y1="12.102cm" svg:x2="12.487cm" svg:y2="12.311cm">
            <text:p/>
          </draw:line>
          <draw:line draw:style-name="gr19" draw:text-style-name="P1" draw:layer="layout" svg:x1="12.27cm" svg:y1="12.311cm" svg:x2="12.487cm" svg:y2="12.102cm">
            <text:p/>
          </draw:line>
        </draw:g>
        <draw:g>
          <draw:path draw:style-name="gr19" draw:text-style-name="P1" draw:layer="layout" svg:width="0.3cm" svg:height="0.3cm" svg:x="7.428cm" svg:y="9.556cm" svg:viewBox="0 0 301 301" svg:d="M301 151c0-83-67-151-151-151-83 0-150 68-150 151s67 150 150 150c84 0 151-67 151-150z">
            <text:p/>
          </draw:path>
          <draw:line draw:style-name="gr19" draw:text-style-name="P1" draw:layer="layout" svg:x1="7.47cm" svg:y1="9.602cm" svg:x2="7.687cm" svg:y2="9.811cm">
            <text:p/>
          </draw:line>
          <draw:line draw:style-name="gr19" draw:text-style-name="P1" draw:layer="layout" svg:x1="7.47cm" svg:y1="9.811cm" svg:x2="7.687cm" svg:y2="9.602cm">
            <text:p/>
          </draw:line>
        </draw:g>
        <draw:g>
          <draw:path draw:style-name="gr19" draw:text-style-name="P1" draw:layer="layout" svg:width="0.3cm" svg:height="0.3cm" svg:x="13.528cm" svg:y="8.156cm" svg:viewBox="0 0 301 301" svg:d="M301 151c0-83-67-151-151-151-83 0-150 68-150 151s67 150 150 150c84 0 151-67 151-150z">
            <text:p/>
          </draw:path>
          <draw:line draw:style-name="gr19" draw:text-style-name="P1" draw:layer="layout" svg:x1="13.57cm" svg:y1="8.202cm" svg:x2="13.787cm" svg:y2="8.411cm">
            <text:p/>
          </draw:line>
          <draw:line draw:style-name="gr19" draw:text-style-name="P1" draw:layer="layout" svg:x1="13.57cm" svg:y1="8.411cm" svg:x2="13.787cm" svg:y2="8.202cm">
            <text:p/>
          </draw:line>
        </draw:g>
        <draw:g>
          <draw:path draw:style-name="gr19" draw:text-style-name="P1" draw:layer="layout" svg:width="0.3cm" svg:height="0.3cm" svg:x="12.537cm" svg:y="6.035cm" svg:viewBox="0 0 301 301" svg:d="M301 151c0-83-67-151-151-151-83 0-150 68-150 151s67 150 150 150c84 0 151-67 151-150z">
            <text:p/>
          </draw:path>
          <draw:line draw:style-name="gr19" draw:text-style-name="P1" draw:layer="layout" svg:x1="12.579cm" svg:y1="6.081cm" svg:x2="12.796cm" svg:y2="6.29cm">
            <text:p/>
          </draw:line>
          <draw:line draw:style-name="gr19" draw:text-style-name="P1" draw:layer="layout" svg:x1="12.579cm" svg:y1="6.29cm" svg:x2="12.796cm" svg:y2="6.081cm">
            <text:p/>
          </draw:line>
        </draw:g>
        <draw:g>
          <draw:path draw:style-name="gr19" draw:text-style-name="P1" draw:layer="layout" svg:width="0.3cm" svg:height="0.3cm" svg:x="11.728cm" svg:y="4.056cm" svg:viewBox="0 0 301 301" svg:d="M301 151c0-83-67-151-151-151-83 0-150 68-150 151s67 150 150 150c84 0 151-67 151-150z">
            <text:p/>
          </draw:path>
          <draw:line draw:style-name="gr19" draw:text-style-name="P1" draw:layer="layout" svg:x1="11.77cm" svg:y1="4.102cm" svg:x2="11.987cm" svg:y2="4.311cm">
            <text:p/>
          </draw:line>
          <draw:line draw:style-name="gr19" draw:text-style-name="P1" draw:layer="layout" svg:x1="11.77cm" svg:y1="4.311cm" svg:x2="11.987cm" svg:y2="4.102cm">
            <text:p/>
          </draw:line>
        </draw:g>
        <draw:g>
          <draw:g>
            <draw:path draw:style-name="gr19" draw:text-style-name="P1" draw:layer="layout" svg:width="0.3cm" svg:height="0.3cm" draw:transform="rotate (-3.14159265358979) translate (16.145cm 6.952cm)" svg:viewBox="0 0 301 301" svg:d="M301 151c0-83-67-151-151-151-83 0-150 68-150 151s67 150 150 150c84 0 151-67 151-150z">
              <text:p/>
            </draw:path>
            <draw:line draw:style-name="gr19" draw:text-style-name="P1" draw:layer="layout" svg:x1="16.103cm" svg:y1="6.906cm" svg:x2="15.886cm" svg:y2="6.697cm">
              <text:p/>
            </draw:line>
            <draw:line draw:style-name="gr19" draw:text-style-name="P1" draw:layer="layout" svg:x1="16.103cm" svg:y1="6.697cm" svg:x2="15.886cm" svg:y2="6.906cm">
              <text:p/>
            </draw:line>
          </draw:g>
          <draw:polyline draw:style-name="gr20" draw:text-style-name="P1" draw:layer="layout" svg:width="0.278cm" svg:height="0.253cm" draw:transform="rotate (-3.14159265358979) translate (16.431cm 6.942cm)" svg:viewBox="0 0 279 254" draw:points="279,134 0,134 0,0 0,254">
            <text:p/>
          </draw:polyline>
        </draw:g>
        <draw:g>
          <draw:g>
            <draw:path draw:style-name="gr19" draw:text-style-name="P1" draw:layer="layout" svg:width="0.3cm" svg:height="0.3cm" draw:transform="rotate (-0.785398163397449) translate (3.99958073580374cm 10.193933982822cm)" svg:viewBox="0 0 301 301" svg:d="M301 151c0-83-67-151-151-151-83 0-150 68-150 151s67 150 150 150c84 0 151-67 151-150z">
              <text:p/>
            </draw:path>
            <draw:line draw:style-name="gr19" draw:text-style-name="P1" draw:layer="layout" svg:x1="3.997cm" svg:y1="10.256cm" svg:x2="4.003cm" svg:y2="10.557cm">
              <text:p/>
            </draw:line>
            <draw:line draw:style-name="gr19" draw:text-style-name="P1" draw:layer="layout" svg:x1="3.849cm" svg:y1="10.404cm" svg:x2="4.15cm" svg:y2="10.41cm">
              <text:p/>
            </draw:line>
          </draw:g>
          <draw:polyline draw:style-name="gr20" draw:text-style-name="P1" draw:layer="layout" svg:width="0.278cm" svg:height="0.253cm" draw:transform="rotate (-0.785398163397449) translate (3.79027712857253cm 9.99877251121453cm)" svg:viewBox="0 0 279 254" draw:points="279,134 0,134 0,0 0,254">
            <text:p/>
          </draw:polyline>
        </draw:g>
        <draw:g>
          <draw:g>
            <draw:path draw:style-name="gr19" draw:text-style-name="P1" draw:layer="layout" svg:width="0.3cm" svg:height="0.3cm" draw:transform="rotate (-0.785398163397449) translate (7.80158073580374cm 6.39493398282202cm)" svg:viewBox="0 0 301 301" svg:d="M301 151c0-83-67-151-151-151-83 0-150 68-150 151s67 150 150 150c84 0 151-67 151-150z">
              <text:p/>
            </draw:path>
            <draw:line draw:style-name="gr19" draw:text-style-name="P1" draw:layer="layout" svg:x1="7.799cm" svg:y1="6.457cm" svg:x2="7.805cm" svg:y2="6.758cm">
              <text:p/>
            </draw:line>
            <draw:line draw:style-name="gr19" draw:text-style-name="P1" draw:layer="layout" svg:x1="7.651cm" svg:y1="6.605cm" svg:x2="7.952cm" svg:y2="6.611cm">
              <text:p/>
            </draw:line>
          </draw:g>
          <draw:polyline draw:style-name="gr20" draw:text-style-name="P1" draw:layer="layout" svg:width="0.278cm" svg:height="0.253cm" draw:transform="rotate (-0.785398163397449) translate (7.59227712857253cm 6.19977251121453cm)" svg:viewBox="0 0 279 254" draw:points="279,134 0,134 0,0 0,254">
            <text:p/>
          </draw:polyline>
        </draw:g>
        <draw:g>
          <draw:g>
            <draw:path draw:style-name="gr19" draw:text-style-name="P1" draw:layer="layout" svg:width="0.3cm" svg:height="0.3cm" draw:transform="rotate (-3.14159265358979) translate (14.044cm 17.053cm)" svg:viewBox="0 0 301 301" svg:d="M301 151c0-83-67-151-151-151-83 0-150 68-150 151s67 150 150 150c84 0 151-67 151-150z">
              <text:p/>
            </draw:path>
            <draw:line draw:style-name="gr19" draw:text-style-name="P1" draw:layer="layout" svg:x1="14.002cm" svg:y1="17.007cm" svg:x2="13.785cm" svg:y2="16.798cm">
              <text:p/>
            </draw:line>
            <draw:line draw:style-name="gr19" draw:text-style-name="P1" draw:layer="layout" svg:x1="14.002cm" svg:y1="16.798cm" svg:x2="13.785cm" svg:y2="17.007cm">
              <text:p/>
            </draw:line>
          </draw:g>
          <draw:polyline draw:style-name="gr20" draw:text-style-name="P1" draw:layer="layout" svg:width="0.278cm" svg:height="0.253cm" draw:transform="rotate (-3.14159265358979) translate (14.33cm 17.043cm)" svg:viewBox="0 0 279 254" draw:points="279,134 0,134 0,0 0,254">
            <text:p/>
          </draw:polyline>
        </draw:g>
        <draw:g>
          <draw:g>
            <draw:path draw:style-name="gr19" draw:text-style-name="P1" draw:layer="layout" svg:width="0.3cm" svg:height="0.3cm" draw:transform="rotate (-2.35619449019235) translate (10.9965929291126cm 15.9984802307404cm)" svg:viewBox="0 0 301 301" svg:d="M301 151c0-83-67-151-151-151-83 0-150 68-150 151s67 150 150 150c84 0 151-67 151-150z">
              <text:p/>
            </draw:path>
            <draw:line draw:style-name="gr19" draw:text-style-name="P1" draw:layer="layout" svg:x1="10.934cm" svg:y1="15.996cm" svg:x2="10.633cm" svg:y2="16.002cm">
              <text:p/>
            </draw:line>
            <draw:line draw:style-name="gr19" draw:text-style-name="P1" draw:layer="layout" svg:x1="10.787cm" svg:y1="15.848cm" svg:x2="10.781cm" svg:y2="16.149cm">
              <text:p/>
            </draw:line>
          </draw:g>
          <draw:polyline draw:style-name="gr20" draw:text-style-name="P1" draw:layer="layout" svg:width="0.278cm" svg:height="0.253cm" draw:transform="rotate (-2.35619449019235) translate (11.1917544007201cm 15.7891766235091cm)" svg:viewBox="0 0 279 254" draw:points="279,134 0,134 0,0 0,254">
            <text:p/>
          </draw:polyline>
        </draw:g>
        <draw:g>
          <draw:path draw:style-name="gr21" draw:text-style-name="P8" draw:layer="layout" svg:width="0.38cm" svg:height="0.38cm" svg:x="12.01cm" svg:y="16.055cm" svg:viewBox="0 0 381 381" svg:d="M191 0c105 0 190 86 190 190 0 105-85 191-190 191-104 0-187-82-191-183v-16c4-101 87-182 191-182z">
            <text:p/>
          </draw:path>
          <draw:custom-shape draw:style-name="gr22" draw:text-style-name="P9" draw:layer="layout" svg:width="0.097cm" svg:height="0.097cm" svg:x="12.152cm" svg:y="16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23" draw:text-style-name="P10" draw:layer="layout" svg:width="2.002cm" svg:height="2.77cm" draw:transform="rotate (-1.32540303396449) translate (13.6953272512288cm 14.948733737746cm)" svg:viewBox="0 0 2003 2771" svg:d="M0 2771c1309 0 2003-2771 2003-2771">
          <text:p/>
        </draw:path>
        <draw:g>
          <draw:path draw:style-name="gr24" draw:text-style-name="P11" draw:layer="layout" svg:width="0.272cm" svg:height="0.208cm" svg:x="15.996cm" svg:y="6.218cm" svg:viewBox="0 0 273 209" svg:d="M3 92l103-90c4-4 11-3 14 2l151 189c8 10-8 22-16 12l-144-181-95 83c-10 9-22-6-13-15z">
            <text:p/>
          </draw:path>
          <draw:path draw:style-name="gr24" draw:text-style-name="P11" draw:layer="layout" svg:width="0.214cm" svg:height="0.214cm" svg:x="16.234cm" svg:y="6.36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4" draw:text-style-name="P11" draw:layer="layout" svg:width="0.232cm" svg:height="0.256cm" svg:x="13.416cm" svg:y="4.567cm" svg:viewBox="0 0 233 257" svg:d="M76 252l-74-113c-3-5-2-12 4-14l212-124c11-6 22 11 10 17l-203 118 68 106c7 11-9 21-17 10z">
            <text:p/>
          </draw:path>
          <draw:path draw:style-name="gr24" draw:text-style-name="P11" draw:layer="layout" svg:width="0.213cm" svg:height="0.214cm" svg:x="13.61cm" svg:y="4.4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4" draw:text-style-name="P11" draw:layer="layout" svg:width="0.232cm" svg:height="0.256cm" draw:transform="rotate (-3.14159265358979) translate (12.263cm 8.488cm)" svg:viewBox="0 0 233 257" svg:d="M76 252l-74-113c-3-5-2-12 4-14l212-124c11-6 22 11 10 17l-203 118 68 106c7 11-9 21-17 10z">
            <text:p/>
          </draw:path>
          <draw:path draw:style-name="gr24" draw:text-style-name="P11" draw:layer="layout" svg:width="0.213cm" svg:height="0.214cm" draw:transform="rotate (-3.14159265358979) translate (12.069cm 8.649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4" draw:text-style-name="P11" draw:layer="layout" svg:width="0.232cm" svg:height="0.256cm" draw:transform="rotate (-2.79252680319093) translate (14.5360978884814cm 10.1689254077221cm)" svg:viewBox="0 0 233 257" svg:d="M76 252l-74-113c-3-5-2-12 4-14l212-124c11-6 22 11 10 17l-203 118 68 106c7 11-9 21-17 10z">
            <text:p/>
          </draw:path>
          <draw:path draw:style-name="gr24" draw:text-style-name="P11" draw:layer="layout" svg:width="0.213cm" svg:height="0.214cm" draw:transform="rotate (-2.79252680319093) translate (14.4088627631244cm 10.3865678274738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4" draw:text-style-name="P11" draw:layer="layout" svg:width="0.272cm" svg:height="0.208cm" svg:x="11.052cm" svg:y="8.283cm" svg:viewBox="0 0 273 209" svg:d="M3 92l103-90c4-4 11-3 14 2l151 189c8 10-8 22-16 12l-144-181-95 83c-10 9-22-6-13-15z">
            <text:p/>
          </draw:path>
          <draw:path draw:style-name="gr24" draw:text-style-name="P11" draw:layer="layout" svg:width="0.214cm" svg:height="0.214cm" svg:x="11.29cm" svg:y="8.434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4" draw:text-style-name="P11" draw:layer="layout" svg:width="0.272cm" svg:height="0.208cm" svg:x="8.878cm" svg:y="13.803cm" svg:viewBox="0 0 273 209" svg:d="M3 92l103-90c4-4 11-3 14 2l151 189c8 10-8 22-16 12l-144-181-95 83c-10 9-22-6-13-15z">
            <text:p/>
          </draw:path>
          <draw:path draw:style-name="gr24" draw:text-style-name="P11" draw:layer="layout" svg:width="0.214cm" svg:height="0.214cm" svg:x="9.116cm" svg:y="13.954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4" draw:text-style-name="P11" draw:layer="layout" svg:width="0.272cm" svg:height="0.208cm" svg:x="11.544cm" svg:y="15.248cm" svg:viewBox="0 0 273 209" svg:d="M3 92l103-90c4-4 11-3 14 2l151 189c8 10-8 22-16 12l-144-181-95 83c-10 9-22-6-13-15z">
            <text:p/>
          </draw:path>
          <draw:path draw:style-name="gr24" draw:text-style-name="P11" draw:layer="layout" svg:width="0.214cm" svg:height="0.214cm" svg:x="11.782cm" svg:y="15.39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4" draw:text-style-name="P11" draw:layer="layout" svg:width="0.272cm" svg:height="0.208cm" svg:x="11.87cm" svg:y="15.248cm" svg:viewBox="0 0 273 209" svg:d="M3 92l103-90c4-4 11-3 14 2l151 189c8 10-8 22-16 12l-144-181-95 83c-10 9-22-6-13-15z">
            <text:p/>
          </draw:path>
          <draw:path draw:style-name="gr24" draw:text-style-name="P11" draw:layer="layout" svg:width="0.214cm" svg:height="0.214cm" svg:x="12.108cm" svg:y="15.399cm" svg:viewBox="0 0 215 215" svg:d="M108 20c-49 0-88 39-88 87s39 87 88 87c48 0 87-39 87-87s-39-87-87-87zM108 0c59 0 107 48 107 107s-48 108-107 108c-60 0-108-49-108-108s48-107 108-107z">
            <text:p/>
          </draw:path>
        </draw:g>
        <draw:path draw:style-name="gr23" draw:text-style-name="P10" draw:layer="layout" svg:width="4.656cm" svg:height="1.954cm" draw:transform="skewX (0.183608637309803) rotate (-0.793950276732221) translate (7.69306477625109cm 9.5935744607515cm)" svg:viewBox="0 0 4657 1955" svg:d="M0 0c4441 0 4657 1955 4657 1955">
          <text:p/>
        </draw:path>
        <draw:path draw:style-name="gr23" draw:text-style-name="P10" draw:layer="layout" svg:width="5.305cm" svg:height="0.935cm" draw:transform="rotate (0.610865238198015) translate (3.12033718436745cm 9.36256606956176cm)" svg:viewBox="0 0 5306 936" svg:d="M0 936c3876 0 5306-936 5306-936">
          <text:p/>
        </draw:path>
        <draw:path draw:style-name="gr23" draw:text-style-name="P10" draw:layer="layout" svg:width="4.126cm" svg:height="2.221cm" draw:transform="rotate (-3.14159265358979) translate (11.542cm 8.537cm)" svg:viewBox="0 0 4127 2222" svg:d="M0 0c1587 0 4127 2222 4127 2222">
          <text:p/>
        </draw:path>
        <draw:path draw:style-name="gr25" draw:text-style-name="P10" draw:layer="layout" svg:width="0.447cm" svg:height="0.449cm" draw:transform="rotate (0.786968959724243) translate (11.3929999999962cm 8.41599999999619cm)" svg:viewBox="0 0 448 450" svg:d="M0 0c449 0 448 450 448 450">
          <text:p/>
        </draw:path>
        <draw:path draw:style-name="gr25" draw:text-style-name="P10" draw:layer="layout" svg:width="2.302cm" svg:height="0.185cm" draw:transform="rotate (1.37305052254394) translate (12.009cm 8.437cm)" svg:viewBox="0 0 2303 186" svg:d="M0 0c1619 0 2303 186 2303 186">
          <text:p/>
        </draw:path>
        <draw:path draw:style-name="gr25" draw:text-style-name="P10" draw:layer="layout" svg:width="1.506cm" svg:height="1.505cm" draw:transform="rotate (-1.89193690916185) translate (13.1346184758432cm 4.68323811386401cm)" svg:viewBox="0 0 1507 1506" svg:d="M0 1506c1004 0 1507-1506 1507-1506">
          <text:p/>
        </draw:path>
        <draw:path draw:style-name="gr25" draw:text-style-name="P10" draw:layer="layout" svg:width="1.888cm" svg:height="0.553cm" draw:transform="skewX (-0.0354301838154849) rotate (2.63230557785785) translate (13.5608949952209cm 4.94778105979915cm)" svg:viewBox="0 0 1889 554" svg:d="M0 554c726 0 1889-554 1889-554">
          <text:p/>
        </draw:path>
        <draw:path draw:style-name="gr25" draw:text-style-name="P10" draw:layer="layout" svg:width="2.539cm" svg:height="1.269cm" draw:transform="rotate (-3.14159265358979) translate (16.087cm 9.59cm)" svg:viewBox="0 0 2540 1270" svg:d="M0 0c1270 0 2540 1270 2540 1270">
          <text:p/>
        </draw:path>
        <draw:path draw:style-name="gr25" draw:text-style-name="P10" draw:layer="layout" svg:width="2.51cm" svg:height="0.5cm" draw:transform="rotate (1.89280957378785) translate (13.3895673223104cm 8.47861634099034cm)" svg:viewBox="0 0 2511 501" svg:d="M0 501c1005 0 2511-501 2511-501">
          <text:p/>
        </draw:path>
        <draw:path draw:style-name="gr25" draw:text-style-name="P10" draw:layer="layout" svg:width="2.981cm" svg:height="0.283cm" draw:transform="rotate (0.463733982254893) translate (13.7378932348625cm 8.06584135336882cm)" svg:viewBox="0 0 2982 284" svg:d="M0 284c1420 0 2982-284 2982-284">
          <text:p/>
        </draw:path>
        <draw:path draw:style-name="gr25" draw:text-style-name="P10" draw:layer="layout" svg:width="0.14cm" svg:height="0.316cm" svg:x="16.405cm" svg:y="6.415cm" svg:viewBox="0 0 141 317" svg:d="M0 0c317 0 0 317 0 317">
          <text:p/>
        </draw:path>
        <draw:path draw:style-name="gr25" draw:text-style-name="P10" draw:layer="layout" svg:width="1.54cm" svg:height="1.65cm" draw:transform="skewX (0.101229096615671) rotate (2.74278491950909) translate (14.170059177831cm 10.3625364510876cm)" svg:viewBox="0 0 1541 1651" svg:d="M0 0c1001-1 1541 1651 1541 1651">
          <text:p/>
        </draw:path>
        <draw:path draw:style-name="gr25" draw:text-style-name="P10" draw:layer="layout" svg:width="2.186cm" svg:height="1.52cm" draw:transform="skewX (0.115191730631626) rotate (-1.64671814925665) translate (14.182cm 10.35cm)" svg:viewBox="0 0 2187 1521" svg:d="M0 0c1580 0 2187 1521 2187 1521">
          <text:p/>
        </draw:path>
        <draw:path draw:style-name="gr25" draw:text-style-name="P10" draw:layer="layout" svg:width="3.261cm" svg:height="1.156cm" draw:transform="skewX (-0.147131255943122) rotate (1.15331356971785) translate (11.1860997792944cm 15.2256947075691cm)" svg:viewBox="0 0 3262 1157" svg:d="M0 1157c3415-4 3261-1157 3261-1157">
          <text:p/>
        </draw:path>
        <draw:path draw:style-name="gr25" draw:text-style-name="P10" draw:layer="layout" svg:width="2.856cm" svg:height="1.902cm" draw:transform="skewX (0.0462512251778497) rotate (-3.14159265358979) translate (12.1889235388121cm 14.03294739679cm)" svg:viewBox="0 0 2857 1903" svg:d="M0 1903c1905 0 2857-1903 2857-1903">
          <text:p/>
        </draw:path>
        <draw:path draw:style-name="gr25" draw:text-style-name="P10" draw:layer="layout" svg:width="0.673cm" svg:height="0.673cm" draw:transform="rotate (-2.25339459724988) translate (11.9502984693655cm 15.5734203199166cm)" svg:viewBox="0 0 674 674" svg:d="M0 0c450 0 674 674 674 674">
          <text:p/>
        </draw:path>
        <draw:path draw:style-name="gr25" draw:text-style-name="P10" draw:layer="layout" svg:width="0.448cm" svg:height="0.448cm" draw:transform="rotate (-0.785398163397448) translate (12.31cm 15.513cm)" svg:viewBox="0 0 449 449" svg:d="M0 0c450 0 449 449 449 44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3:07:14.363994944</dc:date>
    <meta:editing-duration>PT6H6M45S</meta:editing-duration>
    <meta:editing-cycles>68</meta:editing-cycles>
    <meta:generator>LibreOffice/7.4.7.2$Linux_X86_64 LibreOffice_project/40$Build-2</meta:generator>
    <meta:document-statistic meta:object-count="623"/>
  </office:meta>
</office:document-meta>
</file>